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09T12:14:59" calcext:value-type="date">
            <text:p>2022-03-09 12:14:59</text:p>
          </table:table-cell>
          <table:table-cell table:style-name="ce22" office:value-type="date" office:date-value="2022-03-09" calcext:value-type="date">
            <text:p>2022-03-09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2H14M59S" calcext:value-type="time">
            <text:p>12:14:5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09T12:15:00" calcext:value-type="date">
            <text:p>2022-03-09 12:15:00</text:p>
          </table:table-cell>
          <table:table-cell table:style-name="ce23" office:value-type="date" office:date-value="2022-03-09" calcext:value-type="date">
            <text:p>2022-03-09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00H15M00S" calcext:value-type="time">
            <text:p>00:15:00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09T12:15:00" calcext:value-type="date">
            <text:p>2022-03-09 12:15:00</text:p>
          </table:table-cell>
          <table:table-cell table:style-name="ce24" office:value-type="date" office:date-value="2022-03-09" calcext:value-type="date">
            <text:p>2022-03-09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2H15M00S" calcext:value-type="time">
            <text:p>12:15:00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09T12:15:00" calcext:value-type="date">
            <text:p>2022-03-09 12:15:00</text:p>
          </table:table-cell>
          <table:table-cell table:style-name="ce25" office:value-type="date" office:date-value="2022-03-09" calcext:value-type="date">
            <text:p>2022-03-09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00H15M00S" calcext:value-type="time">
            <text:p>00:15:00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09T12:15:00" calcext:value-type="date">
            <text:p>2022-03-09 12:15:00</text:p>
          </table:table-cell>
          <table:table-cell table:style-name="ce26" office:value-type="date" office:date-value="2022-03-09" calcext:value-type="date">
            <text:p>2022-03-09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2H15M00S" calcext:value-type="time">
            <text:p>12:15:00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09T12:15:00" calcext:value-type="date">
            <text:p>2022-03-09 12:15:00</text:p>
          </table:table-cell>
          <table:table-cell table:style-name="ce27" office:value-type="date" office:date-value="2022-03-09" calcext:value-type="date">
            <text:p>2022-03-09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00H15M00S" calcext:value-type="time">
            <text:p>00:15:00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09T12:15:00" calcext:value-type="date">
            <text:p>2022-03-09 12:15:00</text:p>
          </table:table-cell>
          <table:table-cell table:style-name="ce28" office:value-type="date" office:date-value="2022-03-09" calcext:value-type="date">
            <text:p>2022-03-09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2H15M00S" calcext:value-type="time">
            <text:p>12:15:00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09T12:15:00" calcext:value-type="date">
            <text:p>2022-03-09 12:15:00</text:p>
          </table:table-cell>
          <table:table-cell table:style-name="ce29" office:value-type="date" office:date-value="2022-03-09" calcext:value-type="date">
            <text:p>2022-03-09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00H15M00S" calcext:value-type="time">
            <text:p>00:15:00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09T12:15:00" calcext:value-type="date">
            <text:p>2022-03-09 12:15:00</text:p>
          </table:table-cell>
          <table:table-cell table:style-name="ce30" office:value-type="date" office:date-value="2022-03-09" calcext:value-type="date">
            <text:p>2022-03-09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2H15M00S" calcext:value-type="time">
            <text:p>12:15:00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09T12:15:00" calcext:value-type="date">
            <text:p>2022-03-09 12:15:00</text:p>
          </table:table-cell>
          <table:table-cell table:style-name="ce31" office:value-type="date" office:date-value="2022-03-09" calcext:value-type="date">
            <text:p>2022-03-09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00H15M00S" calcext:value-type="time">
            <text:p>00:15:00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09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4.997016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69" calcext:value-type="float">
            <text:p>269</text:p>
          </table:table-cell>
          <table:table-cell office:value-type="float" office:value="2.618302" calcext:value-type="float">
            <text:p>2,62</text:p>
          </table:table-cell>
          <table:table-cell office:value-type="float" office:value="0.00971601107011069" calcext:value-type="float">
            <text:p>0,0097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173283" calcext:value-type="float">
            <text:p>0,17</text:p>
          </table:table-cell>
          <table:table-cell office:value-type="float" office:value="0.0173283" calcext:value-type="float">
            <text:p>0,0173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44803" calcext:value-type="float">
            <text:p>0,04</text:p>
          </table:table-cell>
          <table:table-cell office:value-type="float" office:value="0.005600375" calcext:value-type="float">
            <text:p>0,0056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89239" calcext:value-type="float">
            <text:p>0,09</text:p>
          </table:table-cell>
          <table:table-cell office:value-type="float" office:value="0.0178478" calcext:value-type="float">
            <text:p>0,0178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210609" calcext:value-type="float">
            <text:p>0,21</text:p>
          </table:table-cell>
          <table:table-cell office:value-type="float" office:value="0.1053045" calcext:value-type="float">
            <text:p>0,105305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94" calcext:value-type="float">
            <text:p>294</text:p>
          </table:table-cell>
          <table:table-cell table:style-name="ce87" table:formula="of:=SUM([.C4:.C8])" office:value-type="float" office:value="3.136236" calcext:value-type="float">
            <text:p>3,14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2:14:57.75041465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12:14:57</meta:creation-date>
    <meta:generator>LibreOffice/7.2.5.2.0$Linux_X86_64 LibreOffice_project/20$Build-2</meta:generator>
    <meta:editing-duration>PT5S</meta:editing-duration>
    <meta:editing-cycles>2</meta:editing-cycles>
    <meta:initial-creator>Turulomio</meta:initial-creator>
    <dc:description>This file have been generated with UnoGenerator-0.21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2-03-09T12:15:03.656631371</dc:date>
    <dc:title>UnoGenerator ODS example</dc:title>
    <meta:document-statistic meta:table-count="5" meta:cell-count="318" meta:object-count="0"/>
  </office:meta>
</office:document-meta>
</file>